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1000001EE000000805DEF4FAC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adornments="Norm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ailMergeTable2025-09-17T13_3a_34_3a_41Z35" style:display-name="MailMergeTable2025-09-17T13:34:41Z35" style:family="table">
      <style:table-properties style:width="18.953cm" fo:margin-left="0.058cm" table:align="left"/>
    </style:style>
    <style:style style:name="MailMergeTable2025-09-17T13_3a_34_3a_41Z35.A" style:display-name="MailMergeTable2025-09-17T13:34:41Z35.A" style:family="table-column">
      <style:table-column-properties style:column-width="3.103cm"/>
    </style:style>
    <style:style style:name="MailMergeTable2025-09-17T13_3a_34_3a_41Z35.B" style:display-name="MailMergeTable2025-09-17T13:34:41Z35.B" style:family="table-column">
      <style:table-column-properties style:column-width="5.288cm"/>
    </style:style>
    <style:style style:name="MailMergeTable2025-09-17T13_3a_34_3a_41Z35.C" style:display-name="MailMergeTable2025-09-17T13:34:41Z35.C" style:family="table-column">
      <style:table-column-properties style:column-width="7.195cm"/>
    </style:style>
    <style:style style:name="MailMergeTable2025-09-17T13_3a_34_3a_41Z35.D" style:display-name="MailMergeTable2025-09-17T13:34:41Z35.D" style:family="table-column">
      <style:table-column-properties style:column-width="3.367cm"/>
    </style:style>
    <style:style style:name="MailMergeTable2025-09-17T13_3a_34_3a_41Z35.A1" style:display-name="MailMergeTable2025-09-17T13:34:41Z35.A1" style:family="table-cell">
      <style:table-cell-properties fo:padding="0.097cm" fo:border-left="0.5pt solid #000000" fo:border-right="none" fo:border-top="0.5pt solid #000000" fo:border-bottom="0.5pt solid #000000"/>
    </style:style>
    <style:style style:name="MailMergeTable2025-09-17T13_3a_34_3a_41Z35.D1" style:display-name="MailMergeTable2025-09-17T13:34:41Z35.D1" style:family="table-cell">
      <style:table-cell-properties fo:padding="0.097cm" fo:border="0.5pt solid #000000"/>
    </style:style>
    <style:style style:name="MailMergeTable2025-09-17T13_3a_34_3a_41Z35.A2" style:display-name="MailMergeTable2025-09-17T13:34:41Z35.A2" style:family="table-cell">
      <style:table-cell-properties fo:padding="0.097cm" fo:border-left="0.5pt solid #000000" fo:border-right="none" fo:border-top="none" fo:border-bottom="0.5pt solid #000000"/>
    </style:style>
    <style:style style:name="MailMergeTable2025-09-17T13_3a_34_3a_41Z35.D2" style:display-name="MailMergeTable2025-09-17T13:34:41Z3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Estilo_20_de_20_página_20_predeterminado17">
      <loext:graphic-properties draw:fill="solid" draw:fill-color="#ffff00" draw:opacity="100%"/>
      <style:paragraph-properties fo:margin-top="0cm" fo:margin-bottom="0cm" style:contextual-spacing="false" fo:line-height="100%" fo:text-align="center" style:justify-single-word="false" style:page-number="auto" fo:background-color="#ffff00"/>
      <style:text-properties fo:font-weight="bold" officeooo:rsid="00224ad7" officeooo:paragraph-rsid="00064385" style:font-weight-asian="bold" style:font-weight-complex="bold"/>
    </style:style>
    <style:style style:name="P2" style:family="paragraph" style:parent-style-name="Text_20_body">
      <loext:graphic-properties draw:fill="solid" draw:fill-color="#ffff00" draw:opacity="100%"/>
      <style:paragraph-properties fo:margin-top="0cm" fo:margin-bottom="0cm" style:contextual-spacing="false" fo:line-height="100%" fo:text-align="center" style:justify-single-word="false" fo:background-color="#ffff00"/>
      <style:text-properties fo:font-weight="bold" officeooo:rsid="00224ad7" officeooo:paragraph-rsid="00064385" style:font-weight-asian="bold" style:font-weight-complex="bold"/>
    </style:style>
    <style:style style:name="P3" style:family="paragraph" style:parent-style-name="Text_20_body">
      <style:text-properties officeooo:rsid="0020cce3" officeooo:paragraph-rsid="00064385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f76c7" officeooo:paragraph-rsid="00064385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officeooo:rsid="001f76c7" officeooo:paragraph-rsid="00064385" style:font-size-asian="10pt" style:font-size-complex="10pt"/>
    </style:style>
    <style:style style:name="P6" style:family="paragraph" style:parent-style-name="Table_20_Contents">
      <style:text-properties fo:font-size="10pt" fo:font-weight="bold" officeooo:paragraph-rsid="00064385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color="#808080" loext:opacity="100%" style:font-name="Courier New" fo:font-size="12pt" fo:font-style="italic" fo:font-weight="bold" officeooo:rsid="001f76c7" officeooo:paragraph-rsid="00064385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Table_20_Contents">
      <style:text-properties fo:font-size="10pt" officeooo:rsid="00203f24" officeooo:paragraph-rsid="00064385" style:font-size-asian="10pt" style:font-size-complex="10pt"/>
    </style:style>
    <style:style style:name="P9" style:family="paragraph" style:parent-style-name="Table_20_Contents">
      <style:text-properties style:font-name="Courier New" fo:font-size="12pt" fo:font-weight="bold" officeooo:paragraph-rsid="00064385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size="10pt" officeooo:rsid="0020cce3" officeooo:paragraph-rsid="00064385" style:font-size-asian="10pt" style:font-size-complex="10pt"/>
    </style:style>
    <style:style style:name="P11" style:family="paragraph" style:parent-style-name="Table_20_Contents">
      <style:text-properties fo:font-size="10pt" officeooo:rsid="002204cb" officeooo:paragraph-rsid="00064385" style:font-size-asian="10pt" style:font-size-complex="10pt"/>
    </style:style>
    <style:style style:name="P12" style:family="paragraph" style:parent-style-name="Standard">
      <style:text-properties officeooo:paragraph-rsid="00064385"/>
    </style:style>
    <style:style style:name="P13" style:family="paragraph" style:parent-style-name="Standard">
      <style:text-properties fo:font-weight="bold" officeooo:rsid="002204cb" officeooo:paragraph-rsid="0006438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fba9" style:font-weight-asian="bold" style:font-weight-complex="bold"/>
    </style:style>
    <style:style style:name="T3" style:family="text">
      <style:text-properties officeooo:rsid="00262a5f"/>
    </style:style>
    <style:style style:name="T4" style:family="text">
      <style:text-properties officeooo:rsid="002e7560"/>
    </style:style>
    <style:style style:name="T5" style:family="text">
      <style:text-properties officeooo:rsid="002adff8"/>
    </style:style>
    <style:style style:name="T6" style:family="text">
      <style:text-properties officeooo:rsid="002cfb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JETA DE ORGANIZACIÓN DE CUENTAS DE EQUIPOS</text:p>
      <text:p text:style-name="P2"><text:s/>(PARA NO LIARSE CON EL TIEMPO Y TENER CLARO CUALES HAY)</text:p>
      <text:p text:style-name="P3"><text:span text:style-name="T1"/></text:p>
      <text:p text:style-name="P3"><text:span text:style-name="T1">Nombre y apellidos:</text:span><text:span text:style-name="T2"> Martí Muñoz, Miguel</text:span></text:p>
      <table:table table:name="MailMergeTable2025-09-17T13:34:41Z35" table:style-name="MailMergeTable2025-09-17T13_3a_34_3a_41Z35">
        <table:table-column table:style-name="MailMergeTable2025-09-17T13_3a_34_3a_41Z35.A"/>
        <table:table-column table:style-name="MailMergeTable2025-09-17T13_3a_34_3a_41Z35.B"/>
        <table:table-column table:style-name="MailMergeTable2025-09-17T13_3a_34_3a_41Z35.C"/>
        <table:table-column table:style-name="MailMergeTable2025-09-17T13_3a_34_3a_41Z35.D"/>
        <table:table-row>
          <table:table-cell table:style-name="MailMergeTable2025-09-17T13_3a_34_3a_41Z35.A1" office:value-type="string">
            <text:p text:style-name="P4">Cuenta</text:p>
          </table:table-cell>
          <table:table-cell table:style-name="MailMergeTable2025-09-17T13_3a_34_3a_41Z35.A1" office:value-type="string">
            <text:p text:style-name="P4">Propósito</text:p>
          </table:table-cell>
          <table:table-cell table:style-name="MailMergeTable2025-09-17T13_3a_34_3a_41Z35.A1" office:value-type="string">
            <text:p text:style-name="P4">Nombre usuari@</text:p>
          </table:table-cell>
          <table:table-cell table:style-name="MailMergeTable2025-09-17T13_3a_34_3a_41Z35.D1" office:value-type="string">
            <text:p text:style-name="P4">Contraseña</text:p>
          </table:table-cell>
        </table:table-row>
        <table:table-row>
          <table:table-cell table:style-name="MailMergeTable2025-09-17T13_3a_34_3a_41Z35.A2" office:value-type="string">
            <text:p text:style-name="P5">XADE</text:p>
          </table:table-cell>
          <table:table-cell table:style-name="MailMergeTable2025-09-17T13_3a_34_3a_41Z35.A2" office:value-type="string">
            <text:p text:style-name="P5">Entregada en el alta de la matrícula</text:p>
          </table:table-cell>
          <table:table-cell table:style-name="MailMergeTable2025-09-17T13_3a_34_3a_41Z35.A2" office:value-type="string">
            <text:p text:style-name="P6">ue528185@edu.xunta.gal</text:p>
          </table:table-cell>
          <table:table-cell table:style-name="MailMergeTable2025-09-17T13_3a_34_3a_41Z35.D2" office:value-type="string">
            <text:p text:style-name="P7">Privada</text:p>
          </table:table-cell>
        </table:table-row>
        <table:table-row>
          <table:table-cell table:style-name="MailMergeTable2025-09-17T13_3a_34_3a_41Z35.A2" office:value-type="string">
            <text:p text:style-name="P5">fpadistancia</text:p>
          </table:table-cell>
          <table:table-cell table:style-name="MailMergeTable2025-09-17T13_3a_34_3a_41Z35.A2" office:value-type="string">
            <text:p text:style-name="P5">Creada para acceso a plataforma fpadistancia.edu.xunta.gal</text:p>
          </table:table-cell>
          <table:table-cell table:style-name="MailMergeTable2025-09-17T13_3a_34_3a_41Z35.A2" office:value-type="string">
            <text:p text:style-name="P6">ue528185@edu.xunta.gal</text:p>
          </table:table-cell>
          <table:table-cell table:style-name="MailMergeTable2025-09-17T13_3a_34_3a_41Z35.D2" office:value-type="string">
            <text:p text:style-name="P7">Privada</text:p>
          </table:table-cell>
        </table:table-row>
        <table:table-row>
          <table:table-cell table:style-name="MailMergeTable2025-09-17T13_3a_34_3a_41Z35.A2" office:value-type="string">
            <text:p text:style-name="P8">Prácticas 1</text:p>
          </table:table-cell>
          <table:table-cell table:style-name="MailMergeTable2025-09-17T13_3a_34_3a_41Z35.A2" office:value-type="string">
            <text:p text:style-name="P8">Cuenta tipo Gmail (<text:a xlink:type="simple" xlink:href="https://edu.google.com/intl/ALL_es/workspace-for-education/editions/overview/" text:style-name="Internet_20_link" text:visited-style-name="Visited_20_Internet_20_Link">Google Workspace<text:span text:style-name="T3"> para educación</text:span></text:a><text:span text:style-name="T3"> del IES de Rodeira</text:span>) para realización de prácticas y seguimiento de entrega trabajos</text:p>
          </table:table-cell>
          <table:table-cell table:style-name="MailMergeTable2025-09-17T13_3a_34_3a_41Z35.A2" office:value-type="string">
            <text:p text:style-name="P6">miguelmarmun@iesrodeira.gal</text:p>
          </table:table-cell>
          <table:table-cell table:style-name="MailMergeTable2025-09-17T13_3a_34_3a_41Z35.D2" office:value-type="string">
            <text:p text:style-name="P9">Migu+9943M</text:p>
          </table:table-cell>
        </table:table-row>
        <table:table-row>
          <table:table-cell table:style-name="MailMergeTable2025-09-17T13_3a_34_3a_41Z35.A2" office:value-type="string">
            <text:p text:style-name="P8">Prácticas 2</text:p>
          </table:table-cell>
          <table:table-cell table:style-name="MailMergeTable2025-09-17T13_3a_34_3a_41Z35.A2" office:value-type="string">
            <text:p text:style-name="P8">Cuenta tipo Gmail (Google Workspace<text:span text:style-name="T3"> para educación del IES de Rodeira</text:span>) para realización de prácticas y seguimiento de entrega trabajos</text:p>
          </table:table-cell>
          <table:table-cell table:style-name="MailMergeTable2025-09-17T13_3a_34_3a_41Z35.A2" office:value-type="string">
            <text:p text:style-name="P6">miguelmarmun2@iesrodeira.gal</text:p>
          </table:table-cell>
          <table:table-cell table:style-name="MailMergeTable2025-09-17T13_3a_34_3a_41Z35.D2" office:value-type="string">
            <text:p text:style-name="P9">Migu+9943M</text:p>
          </table:table-cell>
        </table:table-row>
        <table:table-row>
          <table:table-cell table:style-name="MailMergeTable2025-09-17T13_3a_34_3a_41Z35.A2" office:value-type="string">
            <text:p text:style-name="P10">Acceso <text:span text:style-name="T4">local en exámenes ó </text:span>remoto a un PC/ordenador de prácticas en IES de Rodeira</text:p>
          </table:table-cell>
          <table:table-cell table:style-name="MailMergeTable2025-09-17T13_3a_34_3a_41Z35.A2" office:value-type="string">
            <text:p text:style-name="P11">Si no se dispone de ordenador/PC personal con potencia para realizar las prácticas de <text:span text:style-name="T5">MP0483-Sistemas Informáticos</text:span></text:p>
          </table:table-cell>
          <table:table-cell table:style-name="MailMergeTable2025-09-17T13_3a_34_3a_41Z35.A2" office:value-type="string">
            <text:p text:style-name="P6">miguelmarmun</text:p>
          </table:table-cell>
          <table:table-cell table:style-name="MailMergeTable2025-09-17T13_3a_34_3a_41Z35.D2" office:value-type="string">
            <text:p text:style-name="P9">Migu+9943M</text:p>
          </table:table-cell>
        </table:table-row>
      </table:table>
      <text:p text:style-name="P12"/>
      <text:p text:style-name="P13">Nota: cualquier contraseña <text:span text:style-name="T6">la </text:span>puede<text:span text:style-name="T6">s</text:span> cambiar cuando se estime oportuno (y se recomienda)</text:p>
      <text:p text:style-name="P13">Nota: es mejor que, al menos, para las cuentas de Prácticas 1, Prácticas 2 y Acceso remoto a un PC de prácticas tengas la misma contraseña, para no liar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adornments="Norm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style-name="Normal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8.905cm" fo:margin-left="0.099cm" table:align="left"/>
    </style:style>
    <style:style style:name="Tabla2.A" style:family="table-column">
      <style:table-column-properties style:column-width="7.493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412cm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0Z2" style:display-name="MailMergeTable2025-09-17T13:34:40Z2" style:family="table">
      <style:table-properties style:width="18.905cm" fo:margin-left="0.099cm" table:align="left"/>
    </style:style>
    <style:style style:name="MailMergeTable2025-09-17T13_3a_34_3a_40Z2.A" style:display-name="MailMergeTable2025-09-17T13:34:40Z2.A" style:family="table-column">
      <style:table-column-properties style:column-width="7.493cm"/>
    </style:style>
    <style:style style:name="MailMergeTable2025-09-17T13_3a_34_3a_40Z2.B" style:display-name="MailMergeTable2025-09-17T13:34:40Z2.B" style:family="table-column">
      <style:table-column-properties style:column-width="6.001cm"/>
    </style:style>
    <style:style style:name="MailMergeTable2025-09-17T13_3a_34_3a_40Z2.C" style:display-name="MailMergeTable2025-09-17T13:34:40Z2.C" style:family="table-column">
      <style:table-column-properties style:column-width="5.412cm"/>
    </style:style>
    <style:style style:name="MailMergeTable2025-09-17T13_3a_34_3a_40Z2.1" style:display-name="MailMergeTable2025-09-17T13:34:40Z2.1" style:family="table-row">
      <style:table-row-properties style:min-row-height="0.893cm"/>
    </style:style>
    <style:style style:name="MailMergeTable2025-09-17T13_3a_34_3a_40Z2.A1" style:display-name="MailMergeTable2025-09-17T13:34:40Z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0Z2.B1" style:display-name="MailMergeTable2025-09-17T13:34:40Z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0Z4" style:display-name="MailMergeTable2025-09-17T13:34:40Z4" style:family="table">
      <style:table-properties style:width="18.905cm" fo:margin-left="0.099cm" table:align="left"/>
    </style:style>
    <style:style style:name="MailMergeTable2025-09-17T13_3a_34_3a_40Z4.A" style:display-name="MailMergeTable2025-09-17T13:34:40Z4.A" style:family="table-column">
      <style:table-column-properties style:column-width="7.493cm"/>
    </style:style>
    <style:style style:name="MailMergeTable2025-09-17T13_3a_34_3a_40Z4.B" style:display-name="MailMergeTable2025-09-17T13:34:40Z4.B" style:family="table-column">
      <style:table-column-properties style:column-width="6.001cm"/>
    </style:style>
    <style:style style:name="MailMergeTable2025-09-17T13_3a_34_3a_40Z4.C" style:display-name="MailMergeTable2025-09-17T13:34:40Z4.C" style:family="table-column">
      <style:table-column-properties style:column-width="5.412cm"/>
    </style:style>
    <style:style style:name="MailMergeTable2025-09-17T13_3a_34_3a_40Z4.1" style:display-name="MailMergeTable2025-09-17T13:34:40Z4.1" style:family="table-row">
      <style:table-row-properties style:min-row-height="0.893cm"/>
    </style:style>
    <style:style style:name="MailMergeTable2025-09-17T13_3a_34_3a_40Z4.A1" style:display-name="MailMergeTable2025-09-17T13:34:40Z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0Z4.B1" style:display-name="MailMergeTable2025-09-17T13:34:40Z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0Z6" style:display-name="MailMergeTable2025-09-17T13:34:40Z6" style:family="table">
      <style:table-properties style:width="18.905cm" fo:margin-left="0.099cm" table:align="left"/>
    </style:style>
    <style:style style:name="MailMergeTable2025-09-17T13_3a_34_3a_40Z6.A" style:display-name="MailMergeTable2025-09-17T13:34:40Z6.A" style:family="table-column">
      <style:table-column-properties style:column-width="7.493cm"/>
    </style:style>
    <style:style style:name="MailMergeTable2025-09-17T13_3a_34_3a_40Z6.B" style:display-name="MailMergeTable2025-09-17T13:34:40Z6.B" style:family="table-column">
      <style:table-column-properties style:column-width="6.001cm"/>
    </style:style>
    <style:style style:name="MailMergeTable2025-09-17T13_3a_34_3a_40Z6.C" style:display-name="MailMergeTable2025-09-17T13:34:40Z6.C" style:family="table-column">
      <style:table-column-properties style:column-width="5.412cm"/>
    </style:style>
    <style:style style:name="MailMergeTable2025-09-17T13_3a_34_3a_40Z6.1" style:display-name="MailMergeTable2025-09-17T13:34:40Z6.1" style:family="table-row">
      <style:table-row-properties style:min-row-height="0.893cm"/>
    </style:style>
    <style:style style:name="MailMergeTable2025-09-17T13_3a_34_3a_40Z6.A1" style:display-name="MailMergeTable2025-09-17T13:34:40Z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0Z6.B1" style:display-name="MailMergeTable2025-09-17T13:34:40Z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0Z8" style:display-name="MailMergeTable2025-09-17T13:34:40Z8" style:family="table">
      <style:table-properties style:width="18.905cm" fo:margin-left="0.099cm" table:align="left"/>
    </style:style>
    <style:style style:name="MailMergeTable2025-09-17T13_3a_34_3a_40Z8.A" style:display-name="MailMergeTable2025-09-17T13:34:40Z8.A" style:family="table-column">
      <style:table-column-properties style:column-width="7.493cm"/>
    </style:style>
    <style:style style:name="MailMergeTable2025-09-17T13_3a_34_3a_40Z8.B" style:display-name="MailMergeTable2025-09-17T13:34:40Z8.B" style:family="table-column">
      <style:table-column-properties style:column-width="6.001cm"/>
    </style:style>
    <style:style style:name="MailMergeTable2025-09-17T13_3a_34_3a_40Z8.C" style:display-name="MailMergeTable2025-09-17T13:34:40Z8.C" style:family="table-column">
      <style:table-column-properties style:column-width="5.412cm"/>
    </style:style>
    <style:style style:name="MailMergeTable2025-09-17T13_3a_34_3a_40Z8.1" style:display-name="MailMergeTable2025-09-17T13:34:40Z8.1" style:family="table-row">
      <style:table-row-properties style:min-row-height="0.893cm"/>
    </style:style>
    <style:style style:name="MailMergeTable2025-09-17T13_3a_34_3a_40Z8.A1" style:display-name="MailMergeTable2025-09-17T13:34:40Z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0Z8.B1" style:display-name="MailMergeTable2025-09-17T13:34:40Z8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10" style:display-name="MailMergeTable2025-09-17T13:34:41Z10" style:family="table">
      <style:table-properties style:width="18.905cm" fo:margin-left="0.099cm" table:align="left"/>
    </style:style>
    <style:style style:name="MailMergeTable2025-09-17T13_3a_34_3a_41Z10.A" style:display-name="MailMergeTable2025-09-17T13:34:41Z10.A" style:family="table-column">
      <style:table-column-properties style:column-width="7.493cm"/>
    </style:style>
    <style:style style:name="MailMergeTable2025-09-17T13_3a_34_3a_41Z10.B" style:display-name="MailMergeTable2025-09-17T13:34:41Z10.B" style:family="table-column">
      <style:table-column-properties style:column-width="6.001cm"/>
    </style:style>
    <style:style style:name="MailMergeTable2025-09-17T13_3a_34_3a_41Z10.C" style:display-name="MailMergeTable2025-09-17T13:34:41Z10.C" style:family="table-column">
      <style:table-column-properties style:column-width="5.412cm"/>
    </style:style>
    <style:style style:name="MailMergeTable2025-09-17T13_3a_34_3a_41Z10.1" style:display-name="MailMergeTable2025-09-17T13:34:41Z10.1" style:family="table-row">
      <style:table-row-properties style:min-row-height="0.893cm"/>
    </style:style>
    <style:style style:name="MailMergeTable2025-09-17T13_3a_34_3a_41Z10.A1" style:display-name="MailMergeTable2025-09-17T13:34:41Z10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10.B1" style:display-name="MailMergeTable2025-09-17T13:34:41Z10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12" style:display-name="MailMergeTable2025-09-17T13:34:41Z12" style:family="table">
      <style:table-properties style:width="18.905cm" fo:margin-left="0.099cm" table:align="left"/>
    </style:style>
    <style:style style:name="MailMergeTable2025-09-17T13_3a_34_3a_41Z12.A" style:display-name="MailMergeTable2025-09-17T13:34:41Z12.A" style:family="table-column">
      <style:table-column-properties style:column-width="7.493cm"/>
    </style:style>
    <style:style style:name="MailMergeTable2025-09-17T13_3a_34_3a_41Z12.B" style:display-name="MailMergeTable2025-09-17T13:34:41Z12.B" style:family="table-column">
      <style:table-column-properties style:column-width="6.001cm"/>
    </style:style>
    <style:style style:name="MailMergeTable2025-09-17T13_3a_34_3a_41Z12.C" style:display-name="MailMergeTable2025-09-17T13:34:41Z12.C" style:family="table-column">
      <style:table-column-properties style:column-width="5.412cm"/>
    </style:style>
    <style:style style:name="MailMergeTable2025-09-17T13_3a_34_3a_41Z12.1" style:display-name="MailMergeTable2025-09-17T13:34:41Z12.1" style:family="table-row">
      <style:table-row-properties style:min-row-height="0.893cm"/>
    </style:style>
    <style:style style:name="MailMergeTable2025-09-17T13_3a_34_3a_41Z12.A1" style:display-name="MailMergeTable2025-09-17T13:34:41Z1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12.B1" style:display-name="MailMergeTable2025-09-17T13:34:41Z1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14" style:display-name="MailMergeTable2025-09-17T13:34:41Z14" style:family="table">
      <style:table-properties style:width="18.905cm" fo:margin-left="0.099cm" table:align="left"/>
    </style:style>
    <style:style style:name="MailMergeTable2025-09-17T13_3a_34_3a_41Z14.A" style:display-name="MailMergeTable2025-09-17T13:34:41Z14.A" style:family="table-column">
      <style:table-column-properties style:column-width="7.493cm"/>
    </style:style>
    <style:style style:name="MailMergeTable2025-09-17T13_3a_34_3a_41Z14.B" style:display-name="MailMergeTable2025-09-17T13:34:41Z14.B" style:family="table-column">
      <style:table-column-properties style:column-width="6.001cm"/>
    </style:style>
    <style:style style:name="MailMergeTable2025-09-17T13_3a_34_3a_41Z14.C" style:display-name="MailMergeTable2025-09-17T13:34:41Z14.C" style:family="table-column">
      <style:table-column-properties style:column-width="5.412cm"/>
    </style:style>
    <style:style style:name="MailMergeTable2025-09-17T13_3a_34_3a_41Z14.1" style:display-name="MailMergeTable2025-09-17T13:34:41Z14.1" style:family="table-row">
      <style:table-row-properties style:min-row-height="0.893cm"/>
    </style:style>
    <style:style style:name="MailMergeTable2025-09-17T13_3a_34_3a_41Z14.A1" style:display-name="MailMergeTable2025-09-17T13:34:41Z1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14.B1" style:display-name="MailMergeTable2025-09-17T13:34:41Z1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16" style:display-name="MailMergeTable2025-09-17T13:34:41Z16" style:family="table">
      <style:table-properties style:width="18.905cm" fo:margin-left="0.099cm" table:align="left"/>
    </style:style>
    <style:style style:name="MailMergeTable2025-09-17T13_3a_34_3a_41Z16.A" style:display-name="MailMergeTable2025-09-17T13:34:41Z16.A" style:family="table-column">
      <style:table-column-properties style:column-width="7.493cm"/>
    </style:style>
    <style:style style:name="MailMergeTable2025-09-17T13_3a_34_3a_41Z16.B" style:display-name="MailMergeTable2025-09-17T13:34:41Z16.B" style:family="table-column">
      <style:table-column-properties style:column-width="6.001cm"/>
    </style:style>
    <style:style style:name="MailMergeTable2025-09-17T13_3a_34_3a_41Z16.C" style:display-name="MailMergeTable2025-09-17T13:34:41Z16.C" style:family="table-column">
      <style:table-column-properties style:column-width="5.412cm"/>
    </style:style>
    <style:style style:name="MailMergeTable2025-09-17T13_3a_34_3a_41Z16.1" style:display-name="MailMergeTable2025-09-17T13:34:41Z16.1" style:family="table-row">
      <style:table-row-properties style:min-row-height="0.893cm"/>
    </style:style>
    <style:style style:name="MailMergeTable2025-09-17T13_3a_34_3a_41Z16.A1" style:display-name="MailMergeTable2025-09-17T13:34:41Z1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16.B1" style:display-name="MailMergeTable2025-09-17T13:34:41Z1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18" style:display-name="MailMergeTable2025-09-17T13:34:41Z18" style:family="table">
      <style:table-properties style:width="18.905cm" fo:margin-left="0.099cm" table:align="left"/>
    </style:style>
    <style:style style:name="MailMergeTable2025-09-17T13_3a_34_3a_41Z18.A" style:display-name="MailMergeTable2025-09-17T13:34:41Z18.A" style:family="table-column">
      <style:table-column-properties style:column-width="7.493cm"/>
    </style:style>
    <style:style style:name="MailMergeTable2025-09-17T13_3a_34_3a_41Z18.B" style:display-name="MailMergeTable2025-09-17T13:34:41Z18.B" style:family="table-column">
      <style:table-column-properties style:column-width="6.001cm"/>
    </style:style>
    <style:style style:name="MailMergeTable2025-09-17T13_3a_34_3a_41Z18.C" style:display-name="MailMergeTable2025-09-17T13:34:41Z18.C" style:family="table-column">
      <style:table-column-properties style:column-width="5.412cm"/>
    </style:style>
    <style:style style:name="MailMergeTable2025-09-17T13_3a_34_3a_41Z18.1" style:display-name="MailMergeTable2025-09-17T13:34:41Z18.1" style:family="table-row">
      <style:table-row-properties style:min-row-height="0.893cm"/>
    </style:style>
    <style:style style:name="MailMergeTable2025-09-17T13_3a_34_3a_41Z18.A1" style:display-name="MailMergeTable2025-09-17T13:34:41Z1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18.B1" style:display-name="MailMergeTable2025-09-17T13:34:41Z18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20" style:display-name="MailMergeTable2025-09-17T13:34:41Z20" style:family="table">
      <style:table-properties style:width="18.905cm" fo:margin-left="0.099cm" table:align="left"/>
    </style:style>
    <style:style style:name="MailMergeTable2025-09-17T13_3a_34_3a_41Z20.A" style:display-name="MailMergeTable2025-09-17T13:34:41Z20.A" style:family="table-column">
      <style:table-column-properties style:column-width="7.493cm"/>
    </style:style>
    <style:style style:name="MailMergeTable2025-09-17T13_3a_34_3a_41Z20.B" style:display-name="MailMergeTable2025-09-17T13:34:41Z20.B" style:family="table-column">
      <style:table-column-properties style:column-width="6.001cm"/>
    </style:style>
    <style:style style:name="MailMergeTable2025-09-17T13_3a_34_3a_41Z20.C" style:display-name="MailMergeTable2025-09-17T13:34:41Z20.C" style:family="table-column">
      <style:table-column-properties style:column-width="5.412cm"/>
    </style:style>
    <style:style style:name="MailMergeTable2025-09-17T13_3a_34_3a_41Z20.1" style:display-name="MailMergeTable2025-09-17T13:34:41Z20.1" style:family="table-row">
      <style:table-row-properties style:min-row-height="0.893cm"/>
    </style:style>
    <style:style style:name="MailMergeTable2025-09-17T13_3a_34_3a_41Z20.A1" style:display-name="MailMergeTable2025-09-17T13:34:41Z20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20.B1" style:display-name="MailMergeTable2025-09-17T13:34:41Z20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22" style:display-name="MailMergeTable2025-09-17T13:34:41Z22" style:family="table">
      <style:table-properties style:width="18.905cm" fo:margin-left="0.099cm" table:align="left"/>
    </style:style>
    <style:style style:name="MailMergeTable2025-09-17T13_3a_34_3a_41Z22.A" style:display-name="MailMergeTable2025-09-17T13:34:41Z22.A" style:family="table-column">
      <style:table-column-properties style:column-width="7.493cm"/>
    </style:style>
    <style:style style:name="MailMergeTable2025-09-17T13_3a_34_3a_41Z22.B" style:display-name="MailMergeTable2025-09-17T13:34:41Z22.B" style:family="table-column">
      <style:table-column-properties style:column-width="6.001cm"/>
    </style:style>
    <style:style style:name="MailMergeTable2025-09-17T13_3a_34_3a_41Z22.C" style:display-name="MailMergeTable2025-09-17T13:34:41Z22.C" style:family="table-column">
      <style:table-column-properties style:column-width="5.412cm"/>
    </style:style>
    <style:style style:name="MailMergeTable2025-09-17T13_3a_34_3a_41Z22.1" style:display-name="MailMergeTable2025-09-17T13:34:41Z22.1" style:family="table-row">
      <style:table-row-properties style:min-row-height="0.893cm"/>
    </style:style>
    <style:style style:name="MailMergeTable2025-09-17T13_3a_34_3a_41Z22.A1" style:display-name="MailMergeTable2025-09-17T13:34:41Z2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22.B1" style:display-name="MailMergeTable2025-09-17T13:34:41Z2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24" style:display-name="MailMergeTable2025-09-17T13:34:41Z24" style:family="table">
      <style:table-properties style:width="18.905cm" fo:margin-left="0.099cm" table:align="left"/>
    </style:style>
    <style:style style:name="MailMergeTable2025-09-17T13_3a_34_3a_41Z24.A" style:display-name="MailMergeTable2025-09-17T13:34:41Z24.A" style:family="table-column">
      <style:table-column-properties style:column-width="7.493cm"/>
    </style:style>
    <style:style style:name="MailMergeTable2025-09-17T13_3a_34_3a_41Z24.B" style:display-name="MailMergeTable2025-09-17T13:34:41Z24.B" style:family="table-column">
      <style:table-column-properties style:column-width="6.001cm"/>
    </style:style>
    <style:style style:name="MailMergeTable2025-09-17T13_3a_34_3a_41Z24.C" style:display-name="MailMergeTable2025-09-17T13:34:41Z24.C" style:family="table-column">
      <style:table-column-properties style:column-width="5.412cm"/>
    </style:style>
    <style:style style:name="MailMergeTable2025-09-17T13_3a_34_3a_41Z24.1" style:display-name="MailMergeTable2025-09-17T13:34:41Z24.1" style:family="table-row">
      <style:table-row-properties style:min-row-height="0.893cm"/>
    </style:style>
    <style:style style:name="MailMergeTable2025-09-17T13_3a_34_3a_41Z24.A1" style:display-name="MailMergeTable2025-09-17T13:34:41Z2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24.B1" style:display-name="MailMergeTable2025-09-17T13:34:41Z2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26" style:display-name="MailMergeTable2025-09-17T13:34:41Z26" style:family="table">
      <style:table-properties style:width="18.905cm" fo:margin-left="0.099cm" table:align="left"/>
    </style:style>
    <style:style style:name="MailMergeTable2025-09-17T13_3a_34_3a_41Z26.A" style:display-name="MailMergeTable2025-09-17T13:34:41Z26.A" style:family="table-column">
      <style:table-column-properties style:column-width="7.493cm"/>
    </style:style>
    <style:style style:name="MailMergeTable2025-09-17T13_3a_34_3a_41Z26.B" style:display-name="MailMergeTable2025-09-17T13:34:41Z26.B" style:family="table-column">
      <style:table-column-properties style:column-width="6.001cm"/>
    </style:style>
    <style:style style:name="MailMergeTable2025-09-17T13_3a_34_3a_41Z26.C" style:display-name="MailMergeTable2025-09-17T13:34:41Z26.C" style:family="table-column">
      <style:table-column-properties style:column-width="5.412cm"/>
    </style:style>
    <style:style style:name="MailMergeTable2025-09-17T13_3a_34_3a_41Z26.1" style:display-name="MailMergeTable2025-09-17T13:34:41Z26.1" style:family="table-row">
      <style:table-row-properties style:min-row-height="0.893cm"/>
    </style:style>
    <style:style style:name="MailMergeTable2025-09-17T13_3a_34_3a_41Z26.A1" style:display-name="MailMergeTable2025-09-17T13:34:41Z2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26.B1" style:display-name="MailMergeTable2025-09-17T13:34:41Z2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28" style:display-name="MailMergeTable2025-09-17T13:34:41Z28" style:family="table">
      <style:table-properties style:width="18.905cm" fo:margin-left="0.099cm" table:align="left"/>
    </style:style>
    <style:style style:name="MailMergeTable2025-09-17T13_3a_34_3a_41Z28.A" style:display-name="MailMergeTable2025-09-17T13:34:41Z28.A" style:family="table-column">
      <style:table-column-properties style:column-width="7.493cm"/>
    </style:style>
    <style:style style:name="MailMergeTable2025-09-17T13_3a_34_3a_41Z28.B" style:display-name="MailMergeTable2025-09-17T13:34:41Z28.B" style:family="table-column">
      <style:table-column-properties style:column-width="6.001cm"/>
    </style:style>
    <style:style style:name="MailMergeTable2025-09-17T13_3a_34_3a_41Z28.C" style:display-name="MailMergeTable2025-09-17T13:34:41Z28.C" style:family="table-column">
      <style:table-column-properties style:column-width="5.412cm"/>
    </style:style>
    <style:style style:name="MailMergeTable2025-09-17T13_3a_34_3a_41Z28.1" style:display-name="MailMergeTable2025-09-17T13:34:41Z28.1" style:family="table-row">
      <style:table-row-properties style:min-row-height="0.893cm"/>
    </style:style>
    <style:style style:name="MailMergeTable2025-09-17T13_3a_34_3a_41Z28.A1" style:display-name="MailMergeTable2025-09-17T13:34:41Z2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28.B1" style:display-name="MailMergeTable2025-09-17T13:34:41Z28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30" style:display-name="MailMergeTable2025-09-17T13:34:41Z30" style:family="table">
      <style:table-properties style:width="18.905cm" fo:margin-left="0.099cm" table:align="left"/>
    </style:style>
    <style:style style:name="MailMergeTable2025-09-17T13_3a_34_3a_41Z30.A" style:display-name="MailMergeTable2025-09-17T13:34:41Z30.A" style:family="table-column">
      <style:table-column-properties style:column-width="7.493cm"/>
    </style:style>
    <style:style style:name="MailMergeTable2025-09-17T13_3a_34_3a_41Z30.B" style:display-name="MailMergeTable2025-09-17T13:34:41Z30.B" style:family="table-column">
      <style:table-column-properties style:column-width="6.001cm"/>
    </style:style>
    <style:style style:name="MailMergeTable2025-09-17T13_3a_34_3a_41Z30.C" style:display-name="MailMergeTable2025-09-17T13:34:41Z30.C" style:family="table-column">
      <style:table-column-properties style:column-width="5.412cm"/>
    </style:style>
    <style:style style:name="MailMergeTable2025-09-17T13_3a_34_3a_41Z30.1" style:display-name="MailMergeTable2025-09-17T13:34:41Z30.1" style:family="table-row">
      <style:table-row-properties style:min-row-height="0.893cm"/>
    </style:style>
    <style:style style:name="MailMergeTable2025-09-17T13_3a_34_3a_41Z30.A1" style:display-name="MailMergeTable2025-09-17T13:34:41Z30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30.B1" style:display-name="MailMergeTable2025-09-17T13:34:41Z30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32" style:display-name="MailMergeTable2025-09-17T13:34:41Z32" style:family="table">
      <style:table-properties style:width="18.905cm" fo:margin-left="0.099cm" table:align="left"/>
    </style:style>
    <style:style style:name="MailMergeTable2025-09-17T13_3a_34_3a_41Z32.A" style:display-name="MailMergeTable2025-09-17T13:34:41Z32.A" style:family="table-column">
      <style:table-column-properties style:column-width="7.493cm"/>
    </style:style>
    <style:style style:name="MailMergeTable2025-09-17T13_3a_34_3a_41Z32.B" style:display-name="MailMergeTable2025-09-17T13:34:41Z32.B" style:family="table-column">
      <style:table-column-properties style:column-width="6.001cm"/>
    </style:style>
    <style:style style:name="MailMergeTable2025-09-17T13_3a_34_3a_41Z32.C" style:display-name="MailMergeTable2025-09-17T13:34:41Z32.C" style:family="table-column">
      <style:table-column-properties style:column-width="5.412cm"/>
    </style:style>
    <style:style style:name="MailMergeTable2025-09-17T13_3a_34_3a_41Z32.1" style:display-name="MailMergeTable2025-09-17T13:34:41Z32.1" style:family="table-row">
      <style:table-row-properties style:min-row-height="0.893cm"/>
    </style:style>
    <style:style style:name="MailMergeTable2025-09-17T13_3a_34_3a_41Z32.A1" style:display-name="MailMergeTable2025-09-17T13:34:41Z3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32.B1" style:display-name="MailMergeTable2025-09-17T13:34:41Z3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34" style:display-name="MailMergeTable2025-09-17T13:34:41Z34" style:family="table">
      <style:table-properties style:width="18.905cm" fo:margin-left="0.099cm" table:align="left"/>
    </style:style>
    <style:style style:name="MailMergeTable2025-09-17T13_3a_34_3a_41Z34.A" style:display-name="MailMergeTable2025-09-17T13:34:41Z34.A" style:family="table-column">
      <style:table-column-properties style:column-width="7.493cm"/>
    </style:style>
    <style:style style:name="MailMergeTable2025-09-17T13_3a_34_3a_41Z34.B" style:display-name="MailMergeTable2025-09-17T13:34:41Z34.B" style:family="table-column">
      <style:table-column-properties style:column-width="6.001cm"/>
    </style:style>
    <style:style style:name="MailMergeTable2025-09-17T13_3a_34_3a_41Z34.C" style:display-name="MailMergeTable2025-09-17T13:34:41Z34.C" style:family="table-column">
      <style:table-column-properties style:column-width="5.412cm"/>
    </style:style>
    <style:style style:name="MailMergeTable2025-09-17T13_3a_34_3a_41Z34.1" style:display-name="MailMergeTable2025-09-17T13:34:41Z34.1" style:family="table-row">
      <style:table-row-properties style:min-row-height="0.893cm"/>
    </style:style>
    <style:style style:name="MailMergeTable2025-09-17T13_3a_34_3a_41Z34.A1" style:display-name="MailMergeTable2025-09-17T13:34:41Z3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34.B1" style:display-name="MailMergeTable2025-09-17T13:34:41Z3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36" style:display-name="MailMergeTable2025-09-17T13:34:41Z36" style:family="table">
      <style:table-properties style:width="18.905cm" fo:margin-left="0.099cm" table:align="left"/>
    </style:style>
    <style:style style:name="MailMergeTable2025-09-17T13_3a_34_3a_41Z36.A" style:display-name="MailMergeTable2025-09-17T13:34:41Z36.A" style:family="table-column">
      <style:table-column-properties style:column-width="7.493cm"/>
    </style:style>
    <style:style style:name="MailMergeTable2025-09-17T13_3a_34_3a_41Z36.B" style:display-name="MailMergeTable2025-09-17T13:34:41Z36.B" style:family="table-column">
      <style:table-column-properties style:column-width="6.001cm"/>
    </style:style>
    <style:style style:name="MailMergeTable2025-09-17T13_3a_34_3a_41Z36.C" style:display-name="MailMergeTable2025-09-17T13:34:41Z36.C" style:family="table-column">
      <style:table-column-properties style:column-width="5.412cm"/>
    </style:style>
    <style:style style:name="MailMergeTable2025-09-17T13_3a_34_3a_41Z36.1" style:display-name="MailMergeTable2025-09-17T13:34:41Z36.1" style:family="table-row">
      <style:table-row-properties style:min-row-height="0.893cm"/>
    </style:style>
    <style:style style:name="MailMergeTable2025-09-17T13_3a_34_3a_41Z36.A1" style:display-name="MailMergeTable2025-09-17T13:34:41Z3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36.B1" style:display-name="MailMergeTable2025-09-17T13:34:41Z3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38" style:display-name="MailMergeTable2025-09-17T13:34:41Z38" style:family="table">
      <style:table-properties style:width="18.905cm" fo:margin-left="0.099cm" table:align="left"/>
    </style:style>
    <style:style style:name="MailMergeTable2025-09-17T13_3a_34_3a_41Z38.A" style:display-name="MailMergeTable2025-09-17T13:34:41Z38.A" style:family="table-column">
      <style:table-column-properties style:column-width="7.493cm"/>
    </style:style>
    <style:style style:name="MailMergeTable2025-09-17T13_3a_34_3a_41Z38.B" style:display-name="MailMergeTable2025-09-17T13:34:41Z38.B" style:family="table-column">
      <style:table-column-properties style:column-width="6.001cm"/>
    </style:style>
    <style:style style:name="MailMergeTable2025-09-17T13_3a_34_3a_41Z38.C" style:display-name="MailMergeTable2025-09-17T13:34:41Z38.C" style:family="table-column">
      <style:table-column-properties style:column-width="5.412cm"/>
    </style:style>
    <style:style style:name="MailMergeTable2025-09-17T13_3a_34_3a_41Z38.1" style:display-name="MailMergeTable2025-09-17T13:34:41Z38.1" style:family="table-row">
      <style:table-row-properties style:min-row-height="0.893cm"/>
    </style:style>
    <style:style style:name="MailMergeTable2025-09-17T13_3a_34_3a_41Z38.A1" style:display-name="MailMergeTable2025-09-17T13:34:41Z3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38.B1" style:display-name="MailMergeTable2025-09-17T13:34:41Z38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40" style:display-name="MailMergeTable2025-09-17T13:34:41Z40" style:family="table">
      <style:table-properties style:width="18.905cm" fo:margin-left="0.099cm" table:align="left"/>
    </style:style>
    <style:style style:name="MailMergeTable2025-09-17T13_3a_34_3a_41Z40.A" style:display-name="MailMergeTable2025-09-17T13:34:41Z40.A" style:family="table-column">
      <style:table-column-properties style:column-width="7.493cm"/>
    </style:style>
    <style:style style:name="MailMergeTable2025-09-17T13_3a_34_3a_41Z40.B" style:display-name="MailMergeTable2025-09-17T13:34:41Z40.B" style:family="table-column">
      <style:table-column-properties style:column-width="6.001cm"/>
    </style:style>
    <style:style style:name="MailMergeTable2025-09-17T13_3a_34_3a_41Z40.C" style:display-name="MailMergeTable2025-09-17T13:34:41Z40.C" style:family="table-column">
      <style:table-column-properties style:column-width="5.412cm"/>
    </style:style>
    <style:style style:name="MailMergeTable2025-09-17T13_3a_34_3a_41Z40.1" style:display-name="MailMergeTable2025-09-17T13:34:41Z40.1" style:family="table-row">
      <style:table-row-properties style:min-row-height="0.893cm"/>
    </style:style>
    <style:style style:name="MailMergeTable2025-09-17T13_3a_34_3a_41Z40.A1" style:display-name="MailMergeTable2025-09-17T13:34:41Z40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40.B1" style:display-name="MailMergeTable2025-09-17T13:34:41Z40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42" style:display-name="MailMergeTable2025-09-17T13:34:41Z42" style:family="table">
      <style:table-properties style:width="18.905cm" fo:margin-left="0.099cm" table:align="left"/>
    </style:style>
    <style:style style:name="MailMergeTable2025-09-17T13_3a_34_3a_41Z42.A" style:display-name="MailMergeTable2025-09-17T13:34:41Z42.A" style:family="table-column">
      <style:table-column-properties style:column-width="7.493cm"/>
    </style:style>
    <style:style style:name="MailMergeTable2025-09-17T13_3a_34_3a_41Z42.B" style:display-name="MailMergeTable2025-09-17T13:34:41Z42.B" style:family="table-column">
      <style:table-column-properties style:column-width="6.001cm"/>
    </style:style>
    <style:style style:name="MailMergeTable2025-09-17T13_3a_34_3a_41Z42.C" style:display-name="MailMergeTable2025-09-17T13:34:41Z42.C" style:family="table-column">
      <style:table-column-properties style:column-width="5.412cm"/>
    </style:style>
    <style:style style:name="MailMergeTable2025-09-17T13_3a_34_3a_41Z42.1" style:display-name="MailMergeTable2025-09-17T13:34:41Z42.1" style:family="table-row">
      <style:table-row-properties style:min-row-height="0.893cm"/>
    </style:style>
    <style:style style:name="MailMergeTable2025-09-17T13_3a_34_3a_41Z42.A1" style:display-name="MailMergeTable2025-09-17T13:34:41Z4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42.B1" style:display-name="MailMergeTable2025-09-17T13:34:41Z4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44" style:display-name="MailMergeTable2025-09-17T13:34:41Z44" style:family="table">
      <style:table-properties style:width="18.905cm" fo:margin-left="0.099cm" table:align="left"/>
    </style:style>
    <style:style style:name="MailMergeTable2025-09-17T13_3a_34_3a_41Z44.A" style:display-name="MailMergeTable2025-09-17T13:34:41Z44.A" style:family="table-column">
      <style:table-column-properties style:column-width="7.493cm"/>
    </style:style>
    <style:style style:name="MailMergeTable2025-09-17T13_3a_34_3a_41Z44.B" style:display-name="MailMergeTable2025-09-17T13:34:41Z44.B" style:family="table-column">
      <style:table-column-properties style:column-width="6.001cm"/>
    </style:style>
    <style:style style:name="MailMergeTable2025-09-17T13_3a_34_3a_41Z44.C" style:display-name="MailMergeTable2025-09-17T13:34:41Z44.C" style:family="table-column">
      <style:table-column-properties style:column-width="5.412cm"/>
    </style:style>
    <style:style style:name="MailMergeTable2025-09-17T13_3a_34_3a_41Z44.1" style:display-name="MailMergeTable2025-09-17T13:34:41Z44.1" style:family="table-row">
      <style:table-row-properties style:min-row-height="0.893cm"/>
    </style:style>
    <style:style style:name="MailMergeTable2025-09-17T13_3a_34_3a_41Z44.A1" style:display-name="MailMergeTable2025-09-17T13:34:41Z4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44.B1" style:display-name="MailMergeTable2025-09-17T13:34:41Z4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46" style:display-name="MailMergeTable2025-09-17T13:34:41Z46" style:family="table">
      <style:table-properties style:width="18.905cm" fo:margin-left="0.099cm" table:align="left"/>
    </style:style>
    <style:style style:name="MailMergeTable2025-09-17T13_3a_34_3a_41Z46.A" style:display-name="MailMergeTable2025-09-17T13:34:41Z46.A" style:family="table-column">
      <style:table-column-properties style:column-width="7.493cm"/>
    </style:style>
    <style:style style:name="MailMergeTable2025-09-17T13_3a_34_3a_41Z46.B" style:display-name="MailMergeTable2025-09-17T13:34:41Z46.B" style:family="table-column">
      <style:table-column-properties style:column-width="6.001cm"/>
    </style:style>
    <style:style style:name="MailMergeTable2025-09-17T13_3a_34_3a_41Z46.C" style:display-name="MailMergeTable2025-09-17T13:34:41Z46.C" style:family="table-column">
      <style:table-column-properties style:column-width="5.412cm"/>
    </style:style>
    <style:style style:name="MailMergeTable2025-09-17T13_3a_34_3a_41Z46.1" style:display-name="MailMergeTable2025-09-17T13:34:41Z46.1" style:family="table-row">
      <style:table-row-properties style:min-row-height="0.893cm"/>
    </style:style>
    <style:style style:name="MailMergeTable2025-09-17T13_3a_34_3a_41Z46.A1" style:display-name="MailMergeTable2025-09-17T13:34:41Z4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46.B1" style:display-name="MailMergeTable2025-09-17T13:34:41Z4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48" style:display-name="MailMergeTable2025-09-17T13:34:41Z48" style:family="table">
      <style:table-properties style:width="18.905cm" fo:margin-left="0.099cm" table:align="left"/>
    </style:style>
    <style:style style:name="MailMergeTable2025-09-17T13_3a_34_3a_41Z48.A" style:display-name="MailMergeTable2025-09-17T13:34:41Z48.A" style:family="table-column">
      <style:table-column-properties style:column-width="7.493cm"/>
    </style:style>
    <style:style style:name="MailMergeTable2025-09-17T13_3a_34_3a_41Z48.B" style:display-name="MailMergeTable2025-09-17T13:34:41Z48.B" style:family="table-column">
      <style:table-column-properties style:column-width="6.001cm"/>
    </style:style>
    <style:style style:name="MailMergeTable2025-09-17T13_3a_34_3a_41Z48.C" style:display-name="MailMergeTable2025-09-17T13:34:41Z48.C" style:family="table-column">
      <style:table-column-properties style:column-width="5.412cm"/>
    </style:style>
    <style:style style:name="MailMergeTable2025-09-17T13_3a_34_3a_41Z48.1" style:display-name="MailMergeTable2025-09-17T13:34:41Z48.1" style:family="table-row">
      <style:table-row-properties style:min-row-height="0.893cm"/>
    </style:style>
    <style:style style:name="MailMergeTable2025-09-17T13_3a_34_3a_41Z48.A1" style:display-name="MailMergeTable2025-09-17T13:34:41Z4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48.B1" style:display-name="MailMergeTable2025-09-17T13:34:41Z48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50" style:display-name="MailMergeTable2025-09-17T13:34:41Z50" style:family="table">
      <style:table-properties style:width="18.905cm" fo:margin-left="0.099cm" table:align="left"/>
    </style:style>
    <style:style style:name="MailMergeTable2025-09-17T13_3a_34_3a_41Z50.A" style:display-name="MailMergeTable2025-09-17T13:34:41Z50.A" style:family="table-column">
      <style:table-column-properties style:column-width="7.493cm"/>
    </style:style>
    <style:style style:name="MailMergeTable2025-09-17T13_3a_34_3a_41Z50.B" style:display-name="MailMergeTable2025-09-17T13:34:41Z50.B" style:family="table-column">
      <style:table-column-properties style:column-width="6.001cm"/>
    </style:style>
    <style:style style:name="MailMergeTable2025-09-17T13_3a_34_3a_41Z50.C" style:display-name="MailMergeTable2025-09-17T13:34:41Z50.C" style:family="table-column">
      <style:table-column-properties style:column-width="5.412cm"/>
    </style:style>
    <style:style style:name="MailMergeTable2025-09-17T13_3a_34_3a_41Z50.1" style:display-name="MailMergeTable2025-09-17T13:34:41Z50.1" style:family="table-row">
      <style:table-row-properties style:min-row-height="0.893cm"/>
    </style:style>
    <style:style style:name="MailMergeTable2025-09-17T13_3a_34_3a_41Z50.A1" style:display-name="MailMergeTable2025-09-17T13:34:41Z50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50.B1" style:display-name="MailMergeTable2025-09-17T13:34:41Z50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52" style:display-name="MailMergeTable2025-09-17T13:34:41Z52" style:family="table">
      <style:table-properties style:width="18.905cm" fo:margin-left="0.099cm" table:align="left"/>
    </style:style>
    <style:style style:name="MailMergeTable2025-09-17T13_3a_34_3a_41Z52.A" style:display-name="MailMergeTable2025-09-17T13:34:41Z52.A" style:family="table-column">
      <style:table-column-properties style:column-width="7.493cm"/>
    </style:style>
    <style:style style:name="MailMergeTable2025-09-17T13_3a_34_3a_41Z52.B" style:display-name="MailMergeTable2025-09-17T13:34:41Z52.B" style:family="table-column">
      <style:table-column-properties style:column-width="6.001cm"/>
    </style:style>
    <style:style style:name="MailMergeTable2025-09-17T13_3a_34_3a_41Z52.C" style:display-name="MailMergeTable2025-09-17T13:34:41Z52.C" style:family="table-column">
      <style:table-column-properties style:column-width="5.412cm"/>
    </style:style>
    <style:style style:name="MailMergeTable2025-09-17T13_3a_34_3a_41Z52.1" style:display-name="MailMergeTable2025-09-17T13:34:41Z52.1" style:family="table-row">
      <style:table-row-properties style:min-row-height="0.893cm"/>
    </style:style>
    <style:style style:name="MailMergeTable2025-09-17T13_3a_34_3a_41Z52.A1" style:display-name="MailMergeTable2025-09-17T13:34:41Z5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52.B1" style:display-name="MailMergeTable2025-09-17T13:34:41Z52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54" style:display-name="MailMergeTable2025-09-17T13:34:41Z54" style:family="table">
      <style:table-properties style:width="18.905cm" fo:margin-left="0.099cm" table:align="left"/>
    </style:style>
    <style:style style:name="MailMergeTable2025-09-17T13_3a_34_3a_41Z54.A" style:display-name="MailMergeTable2025-09-17T13:34:41Z54.A" style:family="table-column">
      <style:table-column-properties style:column-width="7.493cm"/>
    </style:style>
    <style:style style:name="MailMergeTable2025-09-17T13_3a_34_3a_41Z54.B" style:display-name="MailMergeTable2025-09-17T13:34:41Z54.B" style:family="table-column">
      <style:table-column-properties style:column-width="6.001cm"/>
    </style:style>
    <style:style style:name="MailMergeTable2025-09-17T13_3a_34_3a_41Z54.C" style:display-name="MailMergeTable2025-09-17T13:34:41Z54.C" style:family="table-column">
      <style:table-column-properties style:column-width="5.412cm"/>
    </style:style>
    <style:style style:name="MailMergeTable2025-09-17T13_3a_34_3a_41Z54.1" style:display-name="MailMergeTable2025-09-17T13:34:41Z54.1" style:family="table-row">
      <style:table-row-properties style:min-row-height="0.893cm"/>
    </style:style>
    <style:style style:name="MailMergeTable2025-09-17T13_3a_34_3a_41Z54.A1" style:display-name="MailMergeTable2025-09-17T13:34:41Z54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54.B1" style:display-name="MailMergeTable2025-09-17T13:34:41Z54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56" style:display-name="MailMergeTable2025-09-17T13:34:41Z56" style:family="table">
      <style:table-properties style:width="18.905cm" fo:margin-left="0.099cm" table:align="left"/>
    </style:style>
    <style:style style:name="MailMergeTable2025-09-17T13_3a_34_3a_41Z56.A" style:display-name="MailMergeTable2025-09-17T13:34:41Z56.A" style:family="table-column">
      <style:table-column-properties style:column-width="7.493cm"/>
    </style:style>
    <style:style style:name="MailMergeTable2025-09-17T13_3a_34_3a_41Z56.B" style:display-name="MailMergeTable2025-09-17T13:34:41Z56.B" style:family="table-column">
      <style:table-column-properties style:column-width="6.001cm"/>
    </style:style>
    <style:style style:name="MailMergeTable2025-09-17T13_3a_34_3a_41Z56.C" style:display-name="MailMergeTable2025-09-17T13:34:41Z56.C" style:family="table-column">
      <style:table-column-properties style:column-width="5.412cm"/>
    </style:style>
    <style:style style:name="MailMergeTable2025-09-17T13_3a_34_3a_41Z56.1" style:display-name="MailMergeTable2025-09-17T13:34:41Z56.1" style:family="table-row">
      <style:table-row-properties style:min-row-height="0.893cm"/>
    </style:style>
    <style:style style:name="MailMergeTable2025-09-17T13_3a_34_3a_41Z56.A1" style:display-name="MailMergeTable2025-09-17T13:34:41Z56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56.B1" style:display-name="MailMergeTable2025-09-17T13:34:41Z56.B1" style:family="table-cell">
      <style:table-cell-properties style:vertical-align="" fo:padding="0.097cm" fo:border-left="none" fo:border-right="none" fo:border-top="none" fo:border-bottom="0.05pt fine-dashed #669966"/>
    </style:style>
    <style:style style:name="MailMergeTable2025-09-17T13_3a_34_3a_41Z58" style:display-name="MailMergeTable2025-09-17T13:34:41Z58" style:family="table">
      <style:table-properties style:width="18.905cm" fo:margin-left="0.099cm" table:align="left"/>
    </style:style>
    <style:style style:name="MailMergeTable2025-09-17T13_3a_34_3a_41Z58.A" style:display-name="MailMergeTable2025-09-17T13:34:41Z58.A" style:family="table-column">
      <style:table-column-properties style:column-width="7.493cm"/>
    </style:style>
    <style:style style:name="MailMergeTable2025-09-17T13_3a_34_3a_41Z58.B" style:display-name="MailMergeTable2025-09-17T13:34:41Z58.B" style:family="table-column">
      <style:table-column-properties style:column-width="6.001cm"/>
    </style:style>
    <style:style style:name="MailMergeTable2025-09-17T13_3a_34_3a_41Z58.C" style:display-name="MailMergeTable2025-09-17T13:34:41Z58.C" style:family="table-column">
      <style:table-column-properties style:column-width="5.412cm"/>
    </style:style>
    <style:style style:name="MailMergeTable2025-09-17T13_3a_34_3a_41Z58.1" style:display-name="MailMergeTable2025-09-17T13:34:41Z58.1" style:family="table-row">
      <style:table-row-properties style:min-row-height="0.893cm"/>
    </style:style>
    <style:style style:name="MailMergeTable2025-09-17T13_3a_34_3a_41Z58.A1" style:display-name="MailMergeTable2025-09-17T13:34:41Z58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MailMergeTable2025-09-17T13_3a_34_3a_41Z58.B1" style:display-name="MailMergeTable2025-09-17T13:34:41Z58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officeooo:paragraph-rsid="001f76c7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094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01f76c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01f76c7" officeooo:paragraph-rsid="001f76c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4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officeooo:paragraph-rsid="001f76c7" style:font-size-asian="9.44999980926514pt" style:font-size-complex="10.8000001907349pt"/>
    </style:style>
    <style:style style:name="MP5" style:family="paragraph" style:parent-style-name="Standard">
      <style:text-properties officeooo:paragraph-rsid="001f76c7"/>
    </style:style>
    <style:style style:name="MT1" style:family="text">
      <style:text-properties officeooo:rsid="002c4dfd"/>
    </style:style>
    <style:style style:name="MT2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officeooo:rsid="01f489ae" style:font-size-asian="8pt" style:font-size-complex="8pt"/>
    </style:style>
    <style:style style:name="MT9" style:family="text">
      <style:text-properties fo:color="#009900" loext:opacity="100%"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3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Tabla2.A1" office:value-type="string">
              <text:p text:style-name="MP4"><draw:frame draw:style-name="Mfr2" draw:name="Imagen1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" style:display-name="Estilo de página predeterminado1" style:page-layout-name="Mpm1" draw:style-name="Mdp1">
      <style:header>
        <table:table table:name="MailMergeTable2025-09-17T13:34:40Z2" table:style-name="MailMergeTable2025-09-17T13_3a_34_3a_40Z2">
          <table:table-column table:style-name="MailMergeTable2025-09-17T13_3a_34_3a_40Z2.A"/>
          <table:table-column table:style-name="MailMergeTable2025-09-17T13_3a_34_3a_40Z2.B"/>
          <table:table-column table:style-name="MailMergeTable2025-09-17T13_3a_34_3a_40Z2.C"/>
          <table:table-row table:style-name="MailMergeTable2025-09-17T13_3a_34_3a_40Z2.1">
            <table:table-cell table:style-name="MailMergeTable2025-09-17T13_3a_34_3a_40Z2.A1" office:value-type="string">
              <text:p text:style-name="MP1"><draw:frame draw:style-name="Mfr1" draw:name="Imagen4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5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0Z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0Z2.A1" office:value-type="string">
              <text:p text:style-name="MP4"><draw:frame draw:style-name="Mfr2" draw:name="Imagen6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" style:display-name="Estilo de página predeterminado2" style:page-layout-name="Mpm1" draw:style-name="Mdp1">
      <style:header>
        <table:table table:name="MailMergeTable2025-09-17T13:34:40Z4" table:style-name="MailMergeTable2025-09-17T13_3a_34_3a_40Z4">
          <table:table-column table:style-name="MailMergeTable2025-09-17T13_3a_34_3a_40Z4.A"/>
          <table:table-column table:style-name="MailMergeTable2025-09-17T13_3a_34_3a_40Z4.B"/>
          <table:table-column table:style-name="MailMergeTable2025-09-17T13_3a_34_3a_40Z4.C"/>
          <table:table-row table:style-name="MailMergeTable2025-09-17T13_3a_34_3a_40Z4.1">
            <table:table-cell table:style-name="MailMergeTable2025-09-17T13_3a_34_3a_40Z4.A1" office:value-type="string">
              <text:p text:style-name="MP1"><draw:frame draw:style-name="Mfr1" draw:name="Imagen7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8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0Z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0Z4.A1" office:value-type="string">
              <text:p text:style-name="MP4"><draw:frame draw:style-name="Mfr2" draw:name="Imagen9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3" style:display-name="Estilo de página predeterminado3" style:page-layout-name="Mpm1" draw:style-name="Mdp1">
      <style:header>
        <table:table table:name="MailMergeTable2025-09-17T13:34:40Z6" table:style-name="MailMergeTable2025-09-17T13_3a_34_3a_40Z6">
          <table:table-column table:style-name="MailMergeTable2025-09-17T13_3a_34_3a_40Z6.A"/>
          <table:table-column table:style-name="MailMergeTable2025-09-17T13_3a_34_3a_40Z6.B"/>
          <table:table-column table:style-name="MailMergeTable2025-09-17T13_3a_34_3a_40Z6.C"/>
          <table:table-row table:style-name="MailMergeTable2025-09-17T13_3a_34_3a_40Z6.1">
            <table:table-cell table:style-name="MailMergeTable2025-09-17T13_3a_34_3a_40Z6.A1" office:value-type="string">
              <text:p text:style-name="MP1"><draw:frame draw:style-name="Mfr1" draw:name="Imagen10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11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0Z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0Z6.A1" office:value-type="string">
              <text:p text:style-name="MP4"><draw:frame draw:style-name="Mfr2" draw:name="Imagen12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4" style:display-name="Estilo de página predeterminado4" style:page-layout-name="Mpm1" draw:style-name="Mdp1">
      <style:header>
        <table:table table:name="MailMergeTable2025-09-17T13:34:40Z8" table:style-name="MailMergeTable2025-09-17T13_3a_34_3a_40Z8">
          <table:table-column table:style-name="MailMergeTable2025-09-17T13_3a_34_3a_40Z8.A"/>
          <table:table-column table:style-name="MailMergeTable2025-09-17T13_3a_34_3a_40Z8.B"/>
          <table:table-column table:style-name="MailMergeTable2025-09-17T13_3a_34_3a_40Z8.C"/>
          <table:table-row table:style-name="MailMergeTable2025-09-17T13_3a_34_3a_40Z8.1">
            <table:table-cell table:style-name="MailMergeTable2025-09-17T13_3a_34_3a_40Z8.A1" office:value-type="string">
              <text:p text:style-name="MP1"><draw:frame draw:style-name="Mfr1" draw:name="Imagen13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14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0Z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0Z8.A1" office:value-type="string">
              <text:p text:style-name="MP4"><draw:frame draw:style-name="Mfr2" draw:name="Imagen15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5" style:display-name="Estilo de página predeterminado5" style:page-layout-name="Mpm1" draw:style-name="Mdp1">
      <style:header>
        <table:table table:name="MailMergeTable2025-09-17T13:34:41Z10" table:style-name="MailMergeTable2025-09-17T13_3a_34_3a_41Z10">
          <table:table-column table:style-name="MailMergeTable2025-09-17T13_3a_34_3a_41Z10.A"/>
          <table:table-column table:style-name="MailMergeTable2025-09-17T13_3a_34_3a_41Z10.B"/>
          <table:table-column table:style-name="MailMergeTable2025-09-17T13_3a_34_3a_41Z10.C"/>
          <table:table-row table:style-name="MailMergeTable2025-09-17T13_3a_34_3a_41Z10.1">
            <table:table-cell table:style-name="MailMergeTable2025-09-17T13_3a_34_3a_41Z10.A1" office:value-type="string">
              <text:p text:style-name="MP1"><draw:frame draw:style-name="Mfr1" draw:name="Imagen16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17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10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10.A1" office:value-type="string">
              <text:p text:style-name="MP4"><draw:frame draw:style-name="Mfr2" draw:name="Imagen18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6" style:display-name="Estilo de página predeterminado6" style:page-layout-name="Mpm1" draw:style-name="Mdp1">
      <style:header>
        <table:table table:name="MailMergeTable2025-09-17T13:34:41Z12" table:style-name="MailMergeTable2025-09-17T13_3a_34_3a_41Z12">
          <table:table-column table:style-name="MailMergeTable2025-09-17T13_3a_34_3a_41Z12.A"/>
          <table:table-column table:style-name="MailMergeTable2025-09-17T13_3a_34_3a_41Z12.B"/>
          <table:table-column table:style-name="MailMergeTable2025-09-17T13_3a_34_3a_41Z12.C"/>
          <table:table-row table:style-name="MailMergeTable2025-09-17T13_3a_34_3a_41Z12.1">
            <table:table-cell table:style-name="MailMergeTable2025-09-17T13_3a_34_3a_41Z12.A1" office:value-type="string">
              <text:p text:style-name="MP1"><draw:frame draw:style-name="Mfr1" draw:name="Imagen19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20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1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12.A1" office:value-type="string">
              <text:p text:style-name="MP4"><draw:frame draw:style-name="Mfr2" draw:name="Imagen21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7" style:display-name="Estilo de página predeterminado7" style:page-layout-name="Mpm1" draw:style-name="Mdp1">
      <style:header>
        <table:table table:name="MailMergeTable2025-09-17T13:34:41Z14" table:style-name="MailMergeTable2025-09-17T13_3a_34_3a_41Z14">
          <table:table-column table:style-name="MailMergeTable2025-09-17T13_3a_34_3a_41Z14.A"/>
          <table:table-column table:style-name="MailMergeTable2025-09-17T13_3a_34_3a_41Z14.B"/>
          <table:table-column table:style-name="MailMergeTable2025-09-17T13_3a_34_3a_41Z14.C"/>
          <table:table-row table:style-name="MailMergeTable2025-09-17T13_3a_34_3a_41Z14.1">
            <table:table-cell table:style-name="MailMergeTable2025-09-17T13_3a_34_3a_41Z14.A1" office:value-type="string">
              <text:p text:style-name="MP1"><draw:frame draw:style-name="Mfr1" draw:name="Imagen22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23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1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14.A1" office:value-type="string">
              <text:p text:style-name="MP4"><draw:frame draw:style-name="Mfr2" draw:name="Imagen24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8" style:display-name="Estilo de página predeterminado8" style:page-layout-name="Mpm1" draw:style-name="Mdp1">
      <style:header>
        <table:table table:name="MailMergeTable2025-09-17T13:34:41Z16" table:style-name="MailMergeTable2025-09-17T13_3a_34_3a_41Z16">
          <table:table-column table:style-name="MailMergeTable2025-09-17T13_3a_34_3a_41Z16.A"/>
          <table:table-column table:style-name="MailMergeTable2025-09-17T13_3a_34_3a_41Z16.B"/>
          <table:table-column table:style-name="MailMergeTable2025-09-17T13_3a_34_3a_41Z16.C"/>
          <table:table-row table:style-name="MailMergeTable2025-09-17T13_3a_34_3a_41Z16.1">
            <table:table-cell table:style-name="MailMergeTable2025-09-17T13_3a_34_3a_41Z16.A1" office:value-type="string">
              <text:p text:style-name="MP1"><draw:frame draw:style-name="Mfr1" draw:name="Imagen25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26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1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16.A1" office:value-type="string">
              <text:p text:style-name="MP4"><draw:frame draw:style-name="Mfr2" draw:name="Imagen27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9" style:display-name="Estilo de página predeterminado9" style:page-layout-name="Mpm1" draw:style-name="Mdp1">
      <style:header>
        <table:table table:name="MailMergeTable2025-09-17T13:34:41Z18" table:style-name="MailMergeTable2025-09-17T13_3a_34_3a_41Z18">
          <table:table-column table:style-name="MailMergeTable2025-09-17T13_3a_34_3a_41Z18.A"/>
          <table:table-column table:style-name="MailMergeTable2025-09-17T13_3a_34_3a_41Z18.B"/>
          <table:table-column table:style-name="MailMergeTable2025-09-17T13_3a_34_3a_41Z18.C"/>
          <table:table-row table:style-name="MailMergeTable2025-09-17T13_3a_34_3a_41Z18.1">
            <table:table-cell table:style-name="MailMergeTable2025-09-17T13_3a_34_3a_41Z18.A1" office:value-type="string">
              <text:p text:style-name="MP1"><draw:frame draw:style-name="Mfr1" draw:name="Imagen28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29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1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18.A1" office:value-type="string">
              <text:p text:style-name="MP4"><draw:frame draw:style-name="Mfr2" draw:name="Imagen30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0" style:display-name="Estilo de página predeterminado10" style:page-layout-name="Mpm1" draw:style-name="Mdp1">
      <style:header>
        <table:table table:name="MailMergeTable2025-09-17T13:34:41Z20" table:style-name="MailMergeTable2025-09-17T13_3a_34_3a_41Z20">
          <table:table-column table:style-name="MailMergeTable2025-09-17T13_3a_34_3a_41Z20.A"/>
          <table:table-column table:style-name="MailMergeTable2025-09-17T13_3a_34_3a_41Z20.B"/>
          <table:table-column table:style-name="MailMergeTable2025-09-17T13_3a_34_3a_41Z20.C"/>
          <table:table-row table:style-name="MailMergeTable2025-09-17T13_3a_34_3a_41Z20.1">
            <table:table-cell table:style-name="MailMergeTable2025-09-17T13_3a_34_3a_41Z20.A1" office:value-type="string">
              <text:p text:style-name="MP1"><draw:frame draw:style-name="Mfr1" draw:name="Imagen31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32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20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20.A1" office:value-type="string">
              <text:p text:style-name="MP4"><draw:frame draw:style-name="Mfr2" draw:name="Imagen33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1" style:display-name="Estilo de página predeterminado11" style:page-layout-name="Mpm1" draw:style-name="Mdp1">
      <style:header>
        <table:table table:name="MailMergeTable2025-09-17T13:34:41Z22" table:style-name="MailMergeTable2025-09-17T13_3a_34_3a_41Z22">
          <table:table-column table:style-name="MailMergeTable2025-09-17T13_3a_34_3a_41Z22.A"/>
          <table:table-column table:style-name="MailMergeTable2025-09-17T13_3a_34_3a_41Z22.B"/>
          <table:table-column table:style-name="MailMergeTable2025-09-17T13_3a_34_3a_41Z22.C"/>
          <table:table-row table:style-name="MailMergeTable2025-09-17T13_3a_34_3a_41Z22.1">
            <table:table-cell table:style-name="MailMergeTable2025-09-17T13_3a_34_3a_41Z22.A1" office:value-type="string">
              <text:p text:style-name="MP1"><draw:frame draw:style-name="Mfr1" draw:name="Imagen34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35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2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22.A1" office:value-type="string">
              <text:p text:style-name="MP4"><draw:frame draw:style-name="Mfr2" draw:name="Imagen36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2" style:display-name="Estilo de página predeterminado12" style:page-layout-name="Mpm1" draw:style-name="Mdp1">
      <style:header>
        <table:table table:name="MailMergeTable2025-09-17T13:34:41Z24" table:style-name="MailMergeTable2025-09-17T13_3a_34_3a_41Z24">
          <table:table-column table:style-name="MailMergeTable2025-09-17T13_3a_34_3a_41Z24.A"/>
          <table:table-column table:style-name="MailMergeTable2025-09-17T13_3a_34_3a_41Z24.B"/>
          <table:table-column table:style-name="MailMergeTable2025-09-17T13_3a_34_3a_41Z24.C"/>
          <table:table-row table:style-name="MailMergeTable2025-09-17T13_3a_34_3a_41Z24.1">
            <table:table-cell table:style-name="MailMergeTable2025-09-17T13_3a_34_3a_41Z24.A1" office:value-type="string">
              <text:p text:style-name="MP1"><draw:frame draw:style-name="Mfr1" draw:name="Imagen37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38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2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24.A1" office:value-type="string">
              <text:p text:style-name="MP4"><draw:frame draw:style-name="Mfr2" draw:name="Imagen39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3" style:display-name="Estilo de página predeterminado13" style:page-layout-name="Mpm1" draw:style-name="Mdp1">
      <style:header>
        <table:table table:name="MailMergeTable2025-09-17T13:34:41Z26" table:style-name="MailMergeTable2025-09-17T13_3a_34_3a_41Z26">
          <table:table-column table:style-name="MailMergeTable2025-09-17T13_3a_34_3a_41Z26.A"/>
          <table:table-column table:style-name="MailMergeTable2025-09-17T13_3a_34_3a_41Z26.B"/>
          <table:table-column table:style-name="MailMergeTable2025-09-17T13_3a_34_3a_41Z26.C"/>
          <table:table-row table:style-name="MailMergeTable2025-09-17T13_3a_34_3a_41Z26.1">
            <table:table-cell table:style-name="MailMergeTable2025-09-17T13_3a_34_3a_41Z26.A1" office:value-type="string">
              <text:p text:style-name="MP1"><draw:frame draw:style-name="Mfr1" draw:name="Imagen40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41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2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26.A1" office:value-type="string">
              <text:p text:style-name="MP4"><draw:frame draw:style-name="Mfr2" draw:name="Imagen42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4" style:display-name="Estilo de página predeterminado14" style:page-layout-name="Mpm1" draw:style-name="Mdp1">
      <style:header>
        <table:table table:name="MailMergeTable2025-09-17T13:34:41Z28" table:style-name="MailMergeTable2025-09-17T13_3a_34_3a_41Z28">
          <table:table-column table:style-name="MailMergeTable2025-09-17T13_3a_34_3a_41Z28.A"/>
          <table:table-column table:style-name="MailMergeTable2025-09-17T13_3a_34_3a_41Z28.B"/>
          <table:table-column table:style-name="MailMergeTable2025-09-17T13_3a_34_3a_41Z28.C"/>
          <table:table-row table:style-name="MailMergeTable2025-09-17T13_3a_34_3a_41Z28.1">
            <table:table-cell table:style-name="MailMergeTable2025-09-17T13_3a_34_3a_41Z28.A1" office:value-type="string">
              <text:p text:style-name="MP1"><draw:frame draw:style-name="Mfr1" draw:name="Imagen43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44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2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28.A1" office:value-type="string">
              <text:p text:style-name="MP4"><draw:frame draw:style-name="Mfr2" draw:name="Imagen45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5" style:display-name="Estilo de página predeterminado15" style:page-layout-name="Mpm1" draw:style-name="Mdp1">
      <style:header>
        <table:table table:name="MailMergeTable2025-09-17T13:34:41Z30" table:style-name="MailMergeTable2025-09-17T13_3a_34_3a_41Z30">
          <table:table-column table:style-name="MailMergeTable2025-09-17T13_3a_34_3a_41Z30.A"/>
          <table:table-column table:style-name="MailMergeTable2025-09-17T13_3a_34_3a_41Z30.B"/>
          <table:table-column table:style-name="MailMergeTable2025-09-17T13_3a_34_3a_41Z30.C"/>
          <table:table-row table:style-name="MailMergeTable2025-09-17T13_3a_34_3a_41Z30.1">
            <table:table-cell table:style-name="MailMergeTable2025-09-17T13_3a_34_3a_41Z30.A1" office:value-type="string">
              <text:p text:style-name="MP1"><draw:frame draw:style-name="Mfr1" draw:name="Imagen46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47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30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30.A1" office:value-type="string">
              <text:p text:style-name="MP4"><draw:frame draw:style-name="Mfr2" draw:name="Imagen48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6" style:display-name="Estilo de página predeterminado16" style:page-layout-name="Mpm1" draw:style-name="Mdp1">
      <style:header>
        <table:table table:name="MailMergeTable2025-09-17T13:34:41Z32" table:style-name="MailMergeTable2025-09-17T13_3a_34_3a_41Z32">
          <table:table-column table:style-name="MailMergeTable2025-09-17T13_3a_34_3a_41Z32.A"/>
          <table:table-column table:style-name="MailMergeTable2025-09-17T13_3a_34_3a_41Z32.B"/>
          <table:table-column table:style-name="MailMergeTable2025-09-17T13_3a_34_3a_41Z32.C"/>
          <table:table-row table:style-name="MailMergeTable2025-09-17T13_3a_34_3a_41Z32.1">
            <table:table-cell table:style-name="MailMergeTable2025-09-17T13_3a_34_3a_41Z32.A1" office:value-type="string">
              <text:p text:style-name="MP1"><draw:frame draw:style-name="Mfr1" draw:name="Imagen49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50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3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32.A1" office:value-type="string">
              <text:p text:style-name="MP4"><draw:frame draw:style-name="Mfr2" draw:name="Imagen51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7" style:display-name="Estilo de página predeterminado17" style:page-layout-name="Mpm1" draw:style-name="Mdp1">
      <style:header>
        <table:table table:name="MailMergeTable2025-09-17T13:34:41Z34" table:style-name="MailMergeTable2025-09-17T13_3a_34_3a_41Z34">
          <table:table-column table:style-name="MailMergeTable2025-09-17T13_3a_34_3a_41Z34.A"/>
          <table:table-column table:style-name="MailMergeTable2025-09-17T13_3a_34_3a_41Z34.B"/>
          <table:table-column table:style-name="MailMergeTable2025-09-17T13_3a_34_3a_41Z34.C"/>
          <table:table-row table:style-name="MailMergeTable2025-09-17T13_3a_34_3a_41Z34.1">
            <table:table-cell table:style-name="MailMergeTable2025-09-17T13_3a_34_3a_41Z34.A1" office:value-type="string">
              <text:p text:style-name="MP1"><draw:frame draw:style-name="Mfr1" draw:name="Imagen52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53" text:anchor-type="as-char" svg:width="3.9cm" svg:height="1.011cm" draw:z-index="1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3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34.A1" office:value-type="string">
              <text:p text:style-name="MP4"><draw:frame draw:style-name="Mfr2" draw:name="Imagen54" text:anchor-type="as-char" svg:width="4.512cm" svg:height="0.893cm" draw:z-index="2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8" style:display-name="Estilo de página predeterminado18" style:page-layout-name="Mpm1" draw:style-name="Mdp1">
      <style:header>
        <table:table table:name="MailMergeTable2025-09-17T13:34:41Z36" table:style-name="MailMergeTable2025-09-17T13_3a_34_3a_41Z36">
          <table:table-column table:style-name="MailMergeTable2025-09-17T13_3a_34_3a_41Z36.A"/>
          <table:table-column table:style-name="MailMergeTable2025-09-17T13_3a_34_3a_41Z36.B"/>
          <table:table-column table:style-name="MailMergeTable2025-09-17T13_3a_34_3a_41Z36.C"/>
          <table:table-row table:style-name="MailMergeTable2025-09-17T13_3a_34_3a_41Z36.1">
            <table:table-cell table:style-name="MailMergeTable2025-09-17T13_3a_34_3a_41Z36.A1" office:value-type="string">
              <text:p text:style-name="MP1"><draw:frame draw:style-name="Mfr1" draw:name="Imagen55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56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3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36.A1" office:value-type="string">
              <text:p text:style-name="MP4"><draw:frame draw:style-name="Mfr2" draw:name="Imagen57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19" style:display-name="Estilo de página predeterminado19" style:page-layout-name="Mpm1" draw:style-name="Mdp1">
      <style:header>
        <table:table table:name="MailMergeTable2025-09-17T13:34:41Z38" table:style-name="MailMergeTable2025-09-17T13_3a_34_3a_41Z38">
          <table:table-column table:style-name="MailMergeTable2025-09-17T13_3a_34_3a_41Z38.A"/>
          <table:table-column table:style-name="MailMergeTable2025-09-17T13_3a_34_3a_41Z38.B"/>
          <table:table-column table:style-name="MailMergeTable2025-09-17T13_3a_34_3a_41Z38.C"/>
          <table:table-row table:style-name="MailMergeTable2025-09-17T13_3a_34_3a_41Z38.1">
            <table:table-cell table:style-name="MailMergeTable2025-09-17T13_3a_34_3a_41Z38.A1" office:value-type="string">
              <text:p text:style-name="MP1"><draw:frame draw:style-name="Mfr1" draw:name="Imagen58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59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3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38.A1" office:value-type="string">
              <text:p text:style-name="MP4"><draw:frame draw:style-name="Mfr2" draw:name="Imagen60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0" style:display-name="Estilo de página predeterminado20" style:page-layout-name="Mpm1" draw:style-name="Mdp1">
      <style:header>
        <table:table table:name="MailMergeTable2025-09-17T13:34:41Z40" table:style-name="MailMergeTable2025-09-17T13_3a_34_3a_41Z40">
          <table:table-column table:style-name="MailMergeTable2025-09-17T13_3a_34_3a_41Z40.A"/>
          <table:table-column table:style-name="MailMergeTable2025-09-17T13_3a_34_3a_41Z40.B"/>
          <table:table-column table:style-name="MailMergeTable2025-09-17T13_3a_34_3a_41Z40.C"/>
          <table:table-row table:style-name="MailMergeTable2025-09-17T13_3a_34_3a_41Z40.1">
            <table:table-cell table:style-name="MailMergeTable2025-09-17T13_3a_34_3a_41Z40.A1" office:value-type="string">
              <text:p text:style-name="MP1"><draw:frame draw:style-name="Mfr1" draw:name="Imagen61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62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40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40.A1" office:value-type="string">
              <text:p text:style-name="MP4"><draw:frame draw:style-name="Mfr2" draw:name="Imagen63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1" style:display-name="Estilo de página predeterminado21" style:page-layout-name="Mpm1" draw:style-name="Mdp1">
      <style:header>
        <table:table table:name="MailMergeTable2025-09-17T13:34:41Z42" table:style-name="MailMergeTable2025-09-17T13_3a_34_3a_41Z42">
          <table:table-column table:style-name="MailMergeTable2025-09-17T13_3a_34_3a_41Z42.A"/>
          <table:table-column table:style-name="MailMergeTable2025-09-17T13_3a_34_3a_41Z42.B"/>
          <table:table-column table:style-name="MailMergeTable2025-09-17T13_3a_34_3a_41Z42.C"/>
          <table:table-row table:style-name="MailMergeTable2025-09-17T13_3a_34_3a_41Z42.1">
            <table:table-cell table:style-name="MailMergeTable2025-09-17T13_3a_34_3a_41Z42.A1" office:value-type="string">
              <text:p text:style-name="MP1"><draw:frame draw:style-name="Mfr1" draw:name="Imagen64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65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4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42.A1" office:value-type="string">
              <text:p text:style-name="MP4"><draw:frame draw:style-name="Mfr2" draw:name="Imagen66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2" style:display-name="Estilo de página predeterminado22" style:page-layout-name="Mpm1" draw:style-name="Mdp1">
      <style:header>
        <table:table table:name="MailMergeTable2025-09-17T13:34:41Z44" table:style-name="MailMergeTable2025-09-17T13_3a_34_3a_41Z44">
          <table:table-column table:style-name="MailMergeTable2025-09-17T13_3a_34_3a_41Z44.A"/>
          <table:table-column table:style-name="MailMergeTable2025-09-17T13_3a_34_3a_41Z44.B"/>
          <table:table-column table:style-name="MailMergeTable2025-09-17T13_3a_34_3a_41Z44.C"/>
          <table:table-row table:style-name="MailMergeTable2025-09-17T13_3a_34_3a_41Z44.1">
            <table:table-cell table:style-name="MailMergeTable2025-09-17T13_3a_34_3a_41Z44.A1" office:value-type="string">
              <text:p text:style-name="MP1"><draw:frame draw:style-name="Mfr1" draw:name="Imagen67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68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4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44.A1" office:value-type="string">
              <text:p text:style-name="MP4"><draw:frame draw:style-name="Mfr2" draw:name="Imagen69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3" style:display-name="Estilo de página predeterminado23" style:page-layout-name="Mpm1" draw:style-name="Mdp1">
      <style:header>
        <table:table table:name="MailMergeTable2025-09-17T13:34:41Z46" table:style-name="MailMergeTable2025-09-17T13_3a_34_3a_41Z46">
          <table:table-column table:style-name="MailMergeTable2025-09-17T13_3a_34_3a_41Z46.A"/>
          <table:table-column table:style-name="MailMergeTable2025-09-17T13_3a_34_3a_41Z46.B"/>
          <table:table-column table:style-name="MailMergeTable2025-09-17T13_3a_34_3a_41Z46.C"/>
          <table:table-row table:style-name="MailMergeTable2025-09-17T13_3a_34_3a_41Z46.1">
            <table:table-cell table:style-name="MailMergeTable2025-09-17T13_3a_34_3a_41Z46.A1" office:value-type="string">
              <text:p text:style-name="MP1"><draw:frame draw:style-name="Mfr1" draw:name="Imagen70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71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4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46.A1" office:value-type="string">
              <text:p text:style-name="MP4"><draw:frame draw:style-name="Mfr2" draw:name="Imagen72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4" style:display-name="Estilo de página predeterminado24" style:page-layout-name="Mpm1" draw:style-name="Mdp1">
      <style:header>
        <table:table table:name="MailMergeTable2025-09-17T13:34:41Z48" table:style-name="MailMergeTable2025-09-17T13_3a_34_3a_41Z48">
          <table:table-column table:style-name="MailMergeTable2025-09-17T13_3a_34_3a_41Z48.A"/>
          <table:table-column table:style-name="MailMergeTable2025-09-17T13_3a_34_3a_41Z48.B"/>
          <table:table-column table:style-name="MailMergeTable2025-09-17T13_3a_34_3a_41Z48.C"/>
          <table:table-row table:style-name="MailMergeTable2025-09-17T13_3a_34_3a_41Z48.1">
            <table:table-cell table:style-name="MailMergeTable2025-09-17T13_3a_34_3a_41Z48.A1" office:value-type="string">
              <text:p text:style-name="MP1"><draw:frame draw:style-name="Mfr1" draw:name="Imagen73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74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4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48.A1" office:value-type="string">
              <text:p text:style-name="MP4"><draw:frame draw:style-name="Mfr2" draw:name="Imagen75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5" style:display-name="Estilo de página predeterminado25" style:page-layout-name="Mpm1" draw:style-name="Mdp1">
      <style:header>
        <table:table table:name="MailMergeTable2025-09-17T13:34:41Z50" table:style-name="MailMergeTable2025-09-17T13_3a_34_3a_41Z50">
          <table:table-column table:style-name="MailMergeTable2025-09-17T13_3a_34_3a_41Z50.A"/>
          <table:table-column table:style-name="MailMergeTable2025-09-17T13_3a_34_3a_41Z50.B"/>
          <table:table-column table:style-name="MailMergeTable2025-09-17T13_3a_34_3a_41Z50.C"/>
          <table:table-row table:style-name="MailMergeTable2025-09-17T13_3a_34_3a_41Z50.1">
            <table:table-cell table:style-name="MailMergeTable2025-09-17T13_3a_34_3a_41Z50.A1" office:value-type="string">
              <text:p text:style-name="MP1"><draw:frame draw:style-name="Mfr1" draw:name="Imagen76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77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50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50.A1" office:value-type="string">
              <text:p text:style-name="MP4"><draw:frame draw:style-name="Mfr2" draw:name="Imagen78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6" style:display-name="Estilo de página predeterminado26" style:page-layout-name="Mpm1" draw:style-name="Mdp1">
      <style:header>
        <table:table table:name="MailMergeTable2025-09-17T13:34:41Z52" table:style-name="MailMergeTable2025-09-17T13_3a_34_3a_41Z52">
          <table:table-column table:style-name="MailMergeTable2025-09-17T13_3a_34_3a_41Z52.A"/>
          <table:table-column table:style-name="MailMergeTable2025-09-17T13_3a_34_3a_41Z52.B"/>
          <table:table-column table:style-name="MailMergeTable2025-09-17T13_3a_34_3a_41Z52.C"/>
          <table:table-row table:style-name="MailMergeTable2025-09-17T13_3a_34_3a_41Z52.1">
            <table:table-cell table:style-name="MailMergeTable2025-09-17T13_3a_34_3a_41Z52.A1" office:value-type="string">
              <text:p text:style-name="MP1"><draw:frame draw:style-name="Mfr1" draw:name="Imagen79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80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52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52.A1" office:value-type="string">
              <text:p text:style-name="MP4"><draw:frame draw:style-name="Mfr2" draw:name="Imagen81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7" style:display-name="Estilo de página predeterminado27" style:page-layout-name="Mpm1" draw:style-name="Mdp1">
      <style:header>
        <table:table table:name="MailMergeTable2025-09-17T13:34:41Z54" table:style-name="MailMergeTable2025-09-17T13_3a_34_3a_41Z54">
          <table:table-column table:style-name="MailMergeTable2025-09-17T13_3a_34_3a_41Z54.A"/>
          <table:table-column table:style-name="MailMergeTable2025-09-17T13_3a_34_3a_41Z54.B"/>
          <table:table-column table:style-name="MailMergeTable2025-09-17T13_3a_34_3a_41Z54.C"/>
          <table:table-row table:style-name="MailMergeTable2025-09-17T13_3a_34_3a_41Z54.1">
            <table:table-cell table:style-name="MailMergeTable2025-09-17T13_3a_34_3a_41Z54.A1" office:value-type="string">
              <text:p text:style-name="MP1"><draw:frame draw:style-name="Mfr1" draw:name="Imagen82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83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54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54.A1" office:value-type="string">
              <text:p text:style-name="MP4"><draw:frame draw:style-name="Mfr2" draw:name="Imagen84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8" style:display-name="Estilo de página predeterminado28" style:page-layout-name="Mpm1" draw:style-name="Mdp1">
      <style:header>
        <table:table table:name="MailMergeTable2025-09-17T13:34:41Z56" table:style-name="MailMergeTable2025-09-17T13_3a_34_3a_41Z56">
          <table:table-column table:style-name="MailMergeTable2025-09-17T13_3a_34_3a_41Z56.A"/>
          <table:table-column table:style-name="MailMergeTable2025-09-17T13_3a_34_3a_41Z56.B"/>
          <table:table-column table:style-name="MailMergeTable2025-09-17T13_3a_34_3a_41Z56.C"/>
          <table:table-row table:style-name="MailMergeTable2025-09-17T13_3a_34_3a_41Z56.1">
            <table:table-cell table:style-name="MailMergeTable2025-09-17T13_3a_34_3a_41Z56.A1" office:value-type="string">
              <text:p text:style-name="MP1"><draw:frame draw:style-name="Mfr1" draw:name="Imagen85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86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56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56.A1" office:value-type="string">
              <text:p text:style-name="MP4"><draw:frame draw:style-name="Mfr2" draw:name="Imagen87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  <style:master-page style:name="Estilo_20_de_20_página_20_predeterminado29" style:display-name="Estilo de página predeterminado29" style:page-layout-name="Mpm1" draw:style-name="Mdp1">
      <style:header>
        <table:table table:name="MailMergeTable2025-09-17T13:34:41Z58" table:style-name="MailMergeTable2025-09-17T13_3a_34_3a_41Z58">
          <table:table-column table:style-name="MailMergeTable2025-09-17T13_3a_34_3a_41Z58.A"/>
          <table:table-column table:style-name="MailMergeTable2025-09-17T13_3a_34_3a_41Z58.B"/>
          <table:table-column table:style-name="MailMergeTable2025-09-17T13_3a_34_3a_41Z58.C"/>
          <table:table-row table:style-name="MailMergeTable2025-09-17T13_3a_34_3a_41Z58.1">
            <table:table-cell table:style-name="MailMergeTable2025-09-17T13_3a_34_3a_41Z58.A1" office:value-type="string">
              <text:p text:style-name="MP1"><draw:frame draw:style-name="Mfr1" draw:name="Imagen88" text:anchor-type="as-char" svg:width="3.161cm" svg:height="1.011cm" draw:z-index="0"><draw:image xlink:href="Pictures/1000000100000361000001150DA3ADC2.png" xlink:type="simple" xlink:show="embed" xlink:actuate="onLoad" draw:mime-type="image/png"/></draw:frame><text:span text:style-name="MT1"><text:s/></text:span><draw:frame draw:style-name="Mfr2" draw:name="Imagen89" text:anchor-type="as-char" svg:width="3.9cm" svg:height="1.011cm" draw:z-index="0"><draw:image xlink:href="Pictures/10000001000001EE000000805DEF4FAC.png" xlink:type="simple" xlink:show="embed" xlink:actuate="onLoad" draw:mime-type="image/png"/></draw:frame></text:p>
            </table:table-cell>
            <table:table-cell table:style-name="MailMergeTable2025-09-17T13_3a_34_3a_41Z58.B1" office:value-type="string">
              <text:p text:style-name="MP2"><text:span text:style-name="MT2"><text:tab/></text:span><text:span text:style-name="MT3">CFGS </text:span><text:span text:style-name="MT4">D</text:span><text:span text:style-name="MT3">espregame</text:span><text:span text:style-name="MT5">n</text:span><text:span text:style-name="MT3">to de Aplicacións Web</text:span><text:span text:style-name="MT6"> </text:span><text:span text:style-name="MT7"><text:tab/></text:span></text:p>
              <text:p text:style-name="MP3"><text:span text:style-name="MT8">R</text:span><text:span text:style-name="MT9">ESUMEN DATOS DE ACCESO</text:span></text:p>
            </table:table-cell>
            <table:table-cell table:style-name="MailMergeTable2025-09-17T13_3a_34_3a_41Z58.A1" office:value-type="string">
              <text:p text:style-name="MP4"><draw:frame draw:style-name="Mfr2" draw:name="Imagen90" text:anchor-type="as-char" svg:width="4.512cm" svg:height="0.893cm" draw:z-index="0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9-15T19:37:34.154960100</meta:creation-date>
    <dc:title>David-A4-1cmmargen-Arial-courier</dc:title>
    <dc:date>2025-09-17T13:34:57.249613600</dc:date>
    <meta:editing-cycles>21</meta:editing-cycles>
    <meta:editing-duration>PT2H14M7S</meta:editing-duration>
    <meta:document-statistic meta:table-count="31" meta:image-count="90" meta:object-count="0" meta:page-count="1" meta:paragraph-count="149" meta:word-count="441" meta:character-count="3093" meta:non-whitespace-character-count="2620"/>
    <meta:template xlink:type="simple" xlink:actuate="onRequest" xlink:title="David-A4-1cmmargen-Arial-courier" xlink:href="file:///C:/Users/david/AppData/Roaming/LibreOffice/4/user/template/David-A4-1cmmargen-Arial-courier.ott" meta:date="2024-10-07T16:48:28.207000000"/>
  </office:meta>
</office:document-meta>
</file>